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 of Blue Gene/L:</text:p>
      <text:p text:style-name="P1"/>
      <text:p text:style-name="P1"/>
      <text:p text:style-name="Standard">The basic building block of the Blue Gene/L is called the computer chip. Each computer chip consists of two PPC 440 cores, with a 32 KB L1 cache and a 2 KB L2 cache. The cores</text:p>
      <text:p text:style-name="Standard">share a 4 MB EDRAM L3 cache. A compute card contains two computer chips. A node card contains 16 compute cards, and a midplane holds 16 node cards with a total of 1024 processors.</text:p>
      <text:p text:style-name="Standard">A midplane also contains several I/O nodes which are configured to handle file I/O</text:p>
      <text:p text:style-name="Standard">and host communication. Each midplane also has one service card that performs system management services. These system management services include activitis such as monitoring</text:p>
      <text:p text:style-name="Standard">node heartbeat and checking errors. </text:p>
      <text:p text:style-name="Standard"/>
      <text:p text:style-name="Standard">In Blue Gene, the Cluster Monitoring and Control System (CMCS) service is implemented on the service nodes. The purpose of the CMCS is system monitoring and error checking. </text:p>
      <text:p text:style-name="Standard">Specific device information is acquired by the service node, which is available on each midplane.</text:p>
      <text:p text:style-name="Standard">This information includes RAS(reliability, availability and serviceability) events and other useful data, and is acquired by service nodes directly through the control network.</text:p>
      <text:p text:style-name="Standard">A polling agent is used to collect runtime information from the computer and I/O nodes. This information is reported to the CMCS service, after which it is stored in a centralized DB2 repository.</text:p>
      <text:p text:style-name="Standard">The granularity of this system event logging mechanism is less less than 1 ms.</text:p>
      <text:p text:style-name="P1"/>
      <text:p text:style-name="P1">RAS Logs:</text:p>
      <text:p text:style-name="Standard"><text:span text:style-name="T1"><text:tab/></text:span><text:span text:style-name="T2">RAS stands for Rliability, Availability and Servicability. RAS logs are machine logs recorded by IBM machines and contain error traces and informational records . RAS logs have been commonly used for machine failure analysis. RAS messages for daemons that are down and jobs that are being rejected or vacated are always logged. The project uses RAS logs of the IBM Blue Gene/L machine recorded over six months to train the fault prediction mechanism and also to revise it. A sample RAS. A sample record from the Blue Gene/L RAS log is as follows:</text:span></text:p>
      <text:p text:style-name="Standard"><text:span text:style-name="T2"><text:tab/></text:span></text:p>
      <text:p text:style-name="Standard"><text:span text:style-name="T2">recid &amp; tag &amp; utime &amp; date &amp; source &amp; event_time &amp; location &amp; event_type &amp; facility &amp; severity &amp; entry_data</text:span></text:p>
      <text:p text:style-name="Standard"><text:span text:style-name="T2"/></text:p>
      <text:p text:style-name="Standard"><text:span text:style-name="T2">1 &amp; - &amp; 1117838570 &amp; 2005.06.03 &amp; R02-M1-N0-C:J12-U11 &amp; 2005-06-03-15.42.50.363779 &amp; R02-M1-N0-C:J12-U11 &amp; RAS &amp; KERNEL &amp; INFO &amp; instruction cache parity error corrected</text:span></text:p>
      <text:p text:style-name="Standard"><text:span text:style-name="T2"/></text:p>
      <text:p text:style-name="Standard"><text:span text:style-name="T2">recid – Recid or record ID is used to uniquely identity a record in the RAS log.</text:span></text:p>
      <text:p text:style-name="Standard"><text:span text:style-name="T2">Tag – Tag is categorisation tag added to the data set by Sandia Laboratory.</text:span></text:p>
      <text:p text:style-name="Standard"><text:span text:style-name="T2">Utime – Specifies the epoch time when the message was recorded.</text:span></text:p>
      <text:p text:style-name="Standard"><text:span text:style-name="T2">date – Specifies the date when the message was recorded.</text:span></text:p>
      <text:p text:style-name="Standard"><text:span text:style-name="T2">event_time – Specifies the time when the message was recorded.</text:span></text:p>
      <text:p text:style-name="Standard"><text:span text:style-name="T2">Location – Specifies the identifier used to identify the node card that reported the message.</text:span></text:p>
      <text:p text:style-name="Standard"><text:span text:style-name="T2">event_type- Specifies the type of the event mostly RAS.</text:span></text:p>
      <text:p text:style-name="Standard"><text:span text:style-name="T2">Facility – Specifies the source from which the message originated.</text:span></text:p>
      <text:p text:style-name="Standard"><text:soft-page-break/><text:span text:style-name="T2">Severity – Specifies the severity of the message whether fatal, failure, non fatal informational message or severe.</text:span></text:p>
      <text:p text:style-name="Standard"><text:span text:style-name="T2">entry_data – Specifies the actual message that was generated by the Blue Gene/L machine when the corresponding event occur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nmay Kulkarni</meta:initial-creator>
    <meta:creation-date>2013-04-19T19:17:53</meta:creation-date>
    <dc:date>2013-04-19T20:01:10</dc:date>
    <dc:creator>Chinmay Kulkarni</dc:creator>
    <meta:editing-duration>PT36M45S</meta:editing-duration>
    <meta:editing-cycles>5</meta:editing-cycles>
    <meta:generator>LibreOffice/3.4$Linux LibreOffice_project/340m1$Build-402</meta:generator>
    <meta:document-statistic meta:table-count="0" meta:image-count="0" meta:object-count="0" meta:page-count="2" meta:paragraph-count="26" meta:word-count="504" meta:character-count="3027" meta:non-whitespace-character-count="2532"/>
  </office:meta>
</office:document-meta>
</file>